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3451" officeooo:paragraph-rsid="001d3451"/>
    </style:style>
    <style:style style:name="P2" style:family="paragraph" style:parent-style-name="Standard">
      <style:text-properties officeooo:rsid="001ed584" officeooo:paragraph-rsid="001ed584"/>
    </style:style>
    <style:style style:name="P3" style:family="paragraph" style:parent-style-name="Standard">
      <style:text-properties fo:font-weight="bold" officeooo:rsid="001ed584" officeooo:paragraph-rsid="001ed584" style:font-weight-asian="bold" style:font-weight-complex="bold"/>
    </style:style>
    <style:style style:name="P4" style:family="paragraph" style:parent-style-name="Standard">
      <style:text-properties officeooo:rsid="00206dab" officeooo:paragraph-rsid="00206dab"/>
    </style:style>
    <style:style style:name="P5" style:family="paragraph" style:parent-style-name="Standard">
      <style:text-properties fo:font-style="normal" fo:font-weight="bold" officeooo:rsid="0020aee8" officeooo:paragraph-rsid="0020aee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29fd4" officeooo:paragraph-rsid="00229fd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3ccbc" officeooo:paragraph-rsid="0023ccbc" style:font-style-asian="normal" style:font-weight-asian="bold" style:font-style-complex="normal" style:font-weight-complex="bold"/>
    </style:style>
    <style:style style:name="T1" style:family="text">
      <style:text-properties officeooo:rsid="001ed58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ccbc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06dab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d584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6da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ción</text:p>
      <text:p text:style-name="P1"/>
      <text:p text:style-name="P1">Uno de los problemas actuales que han tenido un gran auge con el desarrollo del big data, es el análisis de autoría <text:span text:style-name="T1">o </text:span><text:span text:style-name="T8">Author Profiling</text:span>, el cual aborda la clasificación de los textos en función de las elecciones estilísticas de sus autores. Más allá de las tareas de identificación y verificación de un cierto autor, donde se estudia el estilo particular del mismo, el perfil de autores distingue clases y estudia el aspecto sociolectal, es decir, cómo el lenguaje es compartido por las personas. Esto ayuda a identificar aspectos de creación de perfiles como el sexo, la edad, el idioma nativo o el tipo de personalidad. </text:p>
      <text:p text:style-name="P1"/>
      <text:p text:style-name="P1">En este trabajo, se aborda un pequeño aspecto de este estudio con el objetivo de identificar el género del autor y su variedad lingüística, de un <text:span text:style-name="T4">dataset</text:span> de <text:span text:style-name="T7">Twitter</text:span> en español. <text:span text:style-name="T1">Para esta tarea, se nos proporciona un corpus anotado con el género del autor y su variedad de idioma (Argentina, Chile, Colombia, México, Perú, España y Venezuela)</text:span></text:p>
      <text:p text:style-name="P1"/>
      <text:p text:style-name="P3">Dataset</text:p>
      <text:p text:style-name="P3"><text:span text:style-name="T2"/></text:p>
      <text:p text:style-name="P2"><text:span text:style-name="T2">Antes de cualquier análisis, es conveniente describir el </text:span><text:span text:style-name="T5">dataset</text:span><text:span text:style-name="T9"> usado. En nuestro caso, los datos proporcionados vienen ya divididos en dos carpetas, </text:span><text:span text:style-name="T5">training </text:span><text:span text:style-name="T9">y </text:span><text:span text:style-name="T5">set</text:span><text:span text:style-name="T9">, con un fichero XML para cada autor, el cual tiene una serie de </text:span><text:span text:style-name="T5">tweets</text:span><text:span text:style-name="T9">. Además, se nos proporciona un archivo con las etiquetas del </text:span><text:span text:style-name="T5">training</text:span><text:span text:style-name="T9"> asociados al identificador de cada archivo XML, con lo que podemos etiquetar cada autor en particular.</text:span></text:p>
      <text:p text:style-name="P2"><text:span text:style-name="T9"/></text:p>
      <text:p text:style-name="P2"><text:span text:style-name="T9">En cuanto a las dimensiones del </text:span><text:span text:style-name="T5">dataset</text:span><text:span text:style-name="T9">, </text:span><text:span text:style-name="T10">el conjunto de </text:span><text:span text:style-name="T6">training</text:span><text:span text:style-name="T10"> contiene un total de 2800 muestras, 400 de cada variedad, de las cuales, 200 son de cada género, es decir, que del total de las 2800 muestras, también existe equidad y hay 1400 muestras de cada género. Esto también ocurre en el corpus de </text:span><text:span text:style-name="T6">test</text:span><text:span text:style-name="T10">, en este caso de un total de 1400 muestras, hay 200 de cada variedad de idioma y del total, 700 son hombres y 700 mujeres.</text:span></text:p>
      <text:p text:style-name="P2"><text:span text:style-name="T10"/></text:p>
      <text:p text:style-name="P4"><text:span text:style-name="T9">Este aspecto del equilibrio de muestras es de gran impacto a la hora de realizar el análisis, ya que nos evita problemas de desbalanceo y normalización de datos.</text:span></text:p>
      <text:p text:style-name="P4"><text:span text:style-name="T9"/></text:p>
      <text:p text:style-name="P5">Implementación</text:p>
      <text:p text:style-name="P5"><text:span text:style-name="T2"/></text:p>
      <text:p text:style-name="P6"><text:span text:style-name="T2">En </text:span><text:span text:style-name="T3">un primer instante, decidimos enfocar el problema de forma distinguida, aunque finalmente calculamos la precisión del modelo tanto para dos problemas y poder así sacar conclusiones complementarias.</text:span></text:p>
      <text:p text:style-name="P6"><text:span text:style-name="T3"/></text:p>
      <text:p text:style-name="P7"><text:span text:style-name="T3">E</text:span><text:span text:style-name="T2">n primer lugar nos enfocamos a identificar el género del autor, para esto, sobre el script base de R, probamos a modificar parámetros y usar diferentes algoritmos de clasificación. En concre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6:34:39.809418808</meta:creation-date>
    <dc:date>2018-07-11T18:13:44.751848185</dc:date>
    <meta:editing-duration>PT14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01" meta:character-count="2388" meta:non-whitespace-character-count="1996"/>
  </office:meta>
</office:document-meta>
</file>